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</text:h>
      <text:p text:style-name="Text_20_body">In this example we want to introduce how to use lists in a text.</text:p>
      <text:h text:style-name="Heading_20_2" text:outline-level="2">Ordered list</text:h>
      <text:p text:style-name="Text_20_body">This is a simple example of ordered list.</text:p>
      <text:list xml:id="list8183036086307362766" text:style-name="L1">
        <text:list-item>
          <text:p text:style-name="P1">First item</text:p>
        </text:list-item>
        <text:list-item>
          <text:p text:style-name="P1">Second item</text:p>
          <text:p text:style-name="P1">With two paragraphs</text:p>
        </text:list-item>
        <text:list-item>
          <text:p text:style-name="P1">Third item</text:p>
        </text:list-item>
      </text:list>
      <text:h text:style-name="Heading_20_2" text:outline-level="2">Unordered list</text:h>
      <text:p text:style-name="Text_20_body">This is a simple example of ordered list.</text:p>
      <text:list xml:id="list7143358128280730464" text:style-name="L2">
        <text:list-item>
          <text:p text:style-name="P2">First item</text:p>
        </text:list-item>
        <text:list-item>
          <text:p text:style-name="P2">Second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19:34:20</meta:creation-date>
    <dc:date>2015-06-21T23:59:28</dc:date>
    <dc:creator>Silvio Peroni</dc:creator>
    <meta:editing-duration>PT4H25M9S</meta:editing-duration>
    <meta:editing-cycles>8</meta:editing-cycles>
    <meta:generator>OpenOffice/4.0.1$Unix OpenOffice.org_project/401m5$Build-9714</meta:generator>
    <meta:document-statistic meta:table-count="0" meta:image-count="0" meta:object-count="0" meta:page-count="1" meta:paragraph-count="12" meta:word-count="54" meta:character-count="257"/>
  </office:meta>
</office:document-meta>
</file>